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table:number-columns-repeated="3"/>
        </table:table-row>
        <table:table-row table:style-name="ro1" table:number-rows-repeated="32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9</text:p>
          </table:table-cell>
          <table:table-cell office:value-type="string" calcext:value-type="string">
            <text:p>Route 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0</text:p>
          </table:table-cell>
          <table:table-cell office:value-type="string" calcext:value-type="string">
            <text:p>Route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1</text:p>
          </table:table-cell>
          <table:table-cell office:value-type="string" calcext:value-type="string">
            <text:p>Route 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2</text:p>
          </table:table-cell>
          <table:table-cell office:value-type="string" calcext:value-type="string">
            <text:p>Route 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ark Cave - 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ark Cave - 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Sprout Tower - 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Sprout Tower - 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Sprout Tower - 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uins of Alph - 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uins of Alph - 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Union Cave - 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<text:span text:style-name="T1">Union Cave - </text:span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<text:span text:style-name="T1">Union Cave - </text:span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lowpoke Well - 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 Well - 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<text:span text:style-name="T1">Radio Tower - </text:span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Radio Tower - 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Radio Tower - 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Radio Tower - 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Radio Tower - 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Radio Tower - 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Goldenrod Underground - 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Goldenrod Underground - 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Goldenrod Underground - 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Bug Catching Contest - 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Bug Catching Contest - 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Bug Catching Contest - 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Bug Catching Contest - 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Burned Tower - 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urned Tower - 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Bell Tower – 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Bell Tower – 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Bell Tower – 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Bell Tower – 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Bell Tower – 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Bell Tower – 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Bell Tower – 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Bell Tower – 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Bell Tower – 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Bell Tower – 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Bell Tower – 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0-17T22:39:02.367390023</dc:date>
    <meta:editing-duration>PT1H4M33S</meta:editing-duration>
    <meta:editing-cycles>17</meta:editing-cycles>
    <meta:generator>LibreOffice/7.3.7.2$Linux_X86_64 LibreOffice_project/30$Build-2</meta:generator>
    <meta:document-statistic meta:table-count="1" meta:cell-count="205" meta:object-count="0"/>
  </office:meta>
</office:document-meta>
</file>